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4858in" svg:y="0in">
            <draw:object draw:notify-on-update-of-ranges="Sheet1.A1:Sheet1.A1 Sheet1.A2:Sheet1.A17 Sheet1.C1:Sheet1.C1 Sheet1.C2:Sheet1.C17 Sheet1.E1:Sheet1.E1 Sheet1.E2:Sheet1.E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Clients</text:p>
          </table:table-cell>
          <table:table-cell/>
          <table:table-cell office:value-type="string">
            <text:p>Pessimistic</text:p>
          </table:table-cell>
          <table:table-cell/>
          <table:table-cell office:value-type="string">
            <text:p>Optimist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2976">
            <text:p>192976</text:p>
          </table:table-cell>
          <table:table-cell table:formula="of:=[.B2]/1000" office:value-type="float" office:value="192.976">
            <text:p>192.976</text:p>
          </table:table-cell>
          <table:table-cell office:value-type="float" office:value="173259">
            <text:p>173259</text:p>
          </table:table-cell>
          <table:table-cell table:formula="of:=[.D2]/1000" office:value-type="float" office:value="173.259">
            <text:p>173.2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4453">
            <text:p>364453</text:p>
          </table:table-cell>
          <table:table-cell table:formula="of:=[.B3]/1000" office:value-type="float" office:value="364.453">
            <text:p>364.453</text:p>
          </table:table-cell>
          <table:table-cell office:value-type="float" office:value="385686">
            <text:p>385686</text:p>
          </table:table-cell>
          <table:table-cell table:formula="of:=[.D3]/1000" office:value-type="float" office:value="385.686">
            <text:p>385.6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3683">
            <text:p>613683</text:p>
          </table:table-cell>
          <table:table-cell table:formula="of:=[.B4]/1000" office:value-type="float" office:value="613.683">
            <text:p>613.683</text:p>
          </table:table-cell>
          <table:table-cell office:value-type="float" office:value="581233">
            <text:p>581233</text:p>
          </table:table-cell>
          <table:table-cell table:formula="of:=[.D4]/1000" office:value-type="float" office:value="581.233">
            <text:p>581.2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95021">
            <text:p>795021</text:p>
          </table:table-cell>
          <table:table-cell table:formula="of:=[.B5]/1000" office:value-type="float" office:value="795.021">
            <text:p>795.021</text:p>
          </table:table-cell>
          <table:table-cell office:value-type="float" office:value="726183">
            <text:p>726183</text:p>
          </table:table-cell>
          <table:table-cell table:formula="of:=[.D5]/1000" office:value-type="float" office:value="726.183">
            <text:p>726.1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08495">
            <text:p>908495</text:p>
          </table:table-cell>
          <table:table-cell table:formula="of:=[.B6]/1000" office:value-type="float" office:value="908.495">
            <text:p>908.495</text:p>
          </table:table-cell>
          <table:table-cell office:value-type="float" office:value="795973">
            <text:p>795973</text:p>
          </table:table-cell>
          <table:table-cell table:formula="of:=[.D6]/1000" office:value-type="float" office:value="795.973">
            <text:p>795.97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58294">
            <text:p>958294</text:p>
          </table:table-cell>
          <table:table-cell table:formula="of:=[.B7]/1000" office:value-type="float" office:value="958.294">
            <text:p>958.294</text:p>
          </table:table-cell>
          <table:table-cell office:value-type="float" office:value="800910">
            <text:p>800910</text:p>
          </table:table-cell>
          <table:table-cell table:formula="of:=[.D7]/1000" office:value-type="float" office:value="800.91">
            <text:p>800.9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5667">
            <text:p>1005667</text:p>
          </table:table-cell>
          <table:table-cell table:formula="of:=[.B8]/1000" office:value-type="float" office:value="1005.667">
            <text:p>1005.667</text:p>
          </table:table-cell>
          <table:table-cell office:value-type="float" office:value="967303">
            <text:p>967303</text:p>
          </table:table-cell>
          <table:table-cell table:formula="of:=[.D8]/1000" office:value-type="float" office:value="967.303">
            <text:p>967.30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40448">
            <text:p>1040448</text:p>
          </table:table-cell>
          <table:table-cell table:formula="of:=[.B9]/1000" office:value-type="float" office:value="1040.448">
            <text:p>1040.448</text:p>
          </table:table-cell>
          <table:table-cell office:value-type="float" office:value="964317">
            <text:p>964317</text:p>
          </table:table-cell>
          <table:table-cell table:formula="of:=[.D9]/1000" office:value-type="float" office:value="964.317">
            <text:p>964.31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35922">
            <text:p>1035922</text:p>
          </table:table-cell>
          <table:table-cell table:formula="of:=[.B10]/1000" office:value-type="float" office:value="1035.922">
            <text:p>1035.922</text:p>
          </table:table-cell>
          <table:table-cell office:value-type="float" office:value="988156">
            <text:p>988156</text:p>
          </table:table-cell>
          <table:table-cell table:formula="of:=[.D10]/1000" office:value-type="float" office:value="988.156">
            <text:p>988.1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61860">
            <text:p>1061860</text:p>
          </table:table-cell>
          <table:table-cell table:formula="of:=[.B11]/1000" office:value-type="float" office:value="1061.86">
            <text:p>1061.86</text:p>
          </table:table-cell>
          <table:table-cell office:value-type="float" office:value="1030186">
            <text:p>1030186</text:p>
          </table:table-cell>
          <table:table-cell table:formula="of:=[.D11]/1000" office:value-type="float" office:value="1030.186">
            <text:p>1030.18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67874">
            <text:p>1067874</text:p>
          </table:table-cell>
          <table:table-cell table:formula="of:=[.B12]/1000" office:value-type="float" office:value="1067.874">
            <text:p>1067.874</text:p>
          </table:table-cell>
          <table:table-cell office:value-type="float" office:value="1022543">
            <text:p>1022543</text:p>
          </table:table-cell>
          <table:table-cell table:formula="of:=[.D12]/1000" office:value-type="float" office:value="1022.543">
            <text:p>1022.54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84449">
            <text:p>1084449</text:p>
          </table:table-cell>
          <table:table-cell table:formula="of:=[.B13]/1000" office:value-type="float" office:value="1084.449">
            <text:p>1084.449</text:p>
          </table:table-cell>
          <table:table-cell office:value-type="float" office:value="1034065">
            <text:p>1034065</text:p>
          </table:table-cell>
          <table:table-cell table:formula="of:=[.D13]/1000" office:value-type="float" office:value="1034.065">
            <text:p>1034.06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15043">
            <text:p>1115043</text:p>
          </table:table-cell>
          <table:table-cell table:formula="of:=[.B14]/1000" office:value-type="float" office:value="1115.043">
            <text:p>1115.043</text:p>
          </table:table-cell>
          <table:table-cell office:value-type="float" office:value="1053493">
            <text:p>1053493</text:p>
          </table:table-cell>
          <table:table-cell table:formula="of:=[.D14]/1000" office:value-type="float" office:value="1053.493">
            <text:p>1053.49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98166">
            <text:p>1098166</text:p>
          </table:table-cell>
          <table:table-cell table:formula="of:=[.B15]/1000" office:value-type="float" office:value="1098.166">
            <text:p>1098.166</text:p>
          </table:table-cell>
          <table:table-cell office:value-type="float" office:value="1069208">
            <text:p>1069208</text:p>
          </table:table-cell>
          <table:table-cell table:formula="of:=[.D15]/1000" office:value-type="float" office:value="1069.208">
            <text:p>1069.20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78840">
            <text:p>1078840</text:p>
          </table:table-cell>
          <table:table-cell table:formula="of:=[.B16]/1000" office:value-type="float" office:value="1078.84">
            <text:p>1078.84</text:p>
          </table:table-cell>
          <table:table-cell office:value-type="float" office:value="1058228">
            <text:p>1058228</text:p>
          </table:table-cell>
          <table:table-cell table:formula="of:=[.D16]/1000" office:value-type="float" office:value="1058.228">
            <text:p>1058.22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78723">
            <text:p>1078723</text:p>
          </table:table-cell>
          <table:table-cell table:formula="of:=[.B17]/1000" office:value-type="float" office:value="1078.723">
            <text:p>1078.723</text:p>
          </table:table-cell>
          <table:table-cell office:value-type="float" office:value="1040416">
            <text:p>1040416</text:p>
          </table:table-cell>
          <table:table-cell table:formula="of:=[.D17]/1000" office:value-type="float" office:value="1040.416">
            <text:p>1040.416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1">
          <table:table-cell office:value-type="string">
            <text:p>Max</text:p>
          </table:table-cell>
          <table:table-cell table:formula="of:=MAX([.B2:.B17])" office:value-type="float" office:value="1115043">
            <text:p>1115043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>
            <text:p>Clients</text:p>
          </table:table-cell>
          <table:table-cell table:number-columns-repeated="2"/>
          <table:table-cell office:value-type="string">
            <text:p>Through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2059">
            <text:p>1102059</text:p>
          </table:table-cell>
          <table:table-cell/>
          <table:table-cell table:formula="of:=[.B2]/1000" office:value-type="float" office:value="1102.059">
            <text:p>1102.05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98671">
            <text:p>1198671</text:p>
          </table:table-cell>
          <table:table-cell/>
          <table:table-cell table:formula="of:=[.B3]/1000" office:value-type="float" office:value="1198.671">
            <text:p>1198.67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10790">
            <text:p>1310790</text:p>
          </table:table-cell>
          <table:table-cell/>
          <table:table-cell table:formula="of:=[.B4]/1000" office:value-type="float" office:value="1310.79">
            <text:p>1310.7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59388">
            <text:p>1459388</text:p>
          </table:table-cell>
          <table:table-cell/>
          <table:table-cell table:formula="of:=[.B5]/1000" office:value-type="float" office:value="1459.388">
            <text:p>1459.38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35686">
            <text:p>1435686</text:p>
          </table:table-cell>
          <table:table-cell/>
          <table:table-cell table:formula="of:=[.B6]/1000" office:value-type="float" office:value="1435.686">
            <text:p>1435.68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99294">
            <text:p>1399294</text:p>
          </table:table-cell>
          <table:table-cell/>
          <table:table-cell table:formula="of:=[.B7]/1000" office:value-type="float" office:value="1399.294">
            <text:p>1399.29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32533">
            <text:p>1532533</text:p>
          </table:table-cell>
          <table:table-cell/>
          <table:table-cell table:formula="of:=[.B8]/1000" office:value-type="float" office:value="1532.533">
            <text:p>1532.5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93542">
            <text:p>1593542</text:p>
          </table:table-cell>
          <table:table-cell/>
          <table:table-cell table:formula="of:=[.B9]/1000" office:value-type="float" office:value="1593.542">
            <text:p>1593.54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7416">
            <text:p>1637416</text:p>
          </table:table-cell>
          <table:table-cell/>
          <table:table-cell table:formula="of:=[.B10]/1000" office:value-type="float" office:value="1637.416">
            <text:p>1637.4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19842">
            <text:p>1619842</text:p>
          </table:table-cell>
          <table:table-cell/>
          <table:table-cell table:formula="of:=[.B11]/1000" office:value-type="float" office:value="1619.842">
            <text:p>1619.84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22963">
            <text:p>1622963</text:p>
          </table:table-cell>
          <table:table-cell/>
          <table:table-cell table:formula="of:=[.B12]/1000" office:value-type="float" office:value="1622.963">
            <text:p>1622.96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13054">
            <text:p>1613054</text:p>
          </table:table-cell>
          <table:table-cell/>
          <table:table-cell table:formula="of:=[.B13]/1000" office:value-type="float" office:value="1613.054">
            <text:p>1613.05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01057">
            <text:p>1601057</text:p>
          </table:table-cell>
          <table:table-cell/>
          <table:table-cell table:formula="of:=[.B14]/1000" office:value-type="float" office:value="1601.057">
            <text:p>1601.05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17323">
            <text:p>1617323</text:p>
          </table:table-cell>
          <table:table-cell/>
          <table:table-cell table:formula="of:=[.B15]/1000" office:value-type="float" office:value="1617.323">
            <text:p>1617.32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68955">
            <text:p>1568955</text:p>
          </table:table-cell>
          <table:table-cell/>
          <table:table-cell table:formula="of:=[.B16]/1000" office:value-type="float" office:value="1568.955">
            <text:p>1568.955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">
          <table:table-cell office:value-type="string">
            <text:p>Max</text:p>
          </table:table-cell>
          <table:table-cell table:formula="of:=MAX([.B2:.B16])" office:value-type="float" office:value="1637416">
            <text:p>1637416</text:p>
          </table:table-cell>
          <table:table-cell table:number-columns-repeated="2"/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string">
            <text:p>Clients</text:p>
          </table:table-cell>
          <table:table-cell table:number-columns-repeated="2"/>
          <table:table-cell office:value-type="string">
            <text:p>Through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08509">
            <text:p>1308509</text:p>
          </table:table-cell>
          <table:table-cell/>
          <table:table-cell table:formula="of:=[.B2]/1000" office:value-type="float" office:value="1308.509">
            <text:p>1308.50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76672">
            <text:p>1476672</text:p>
          </table:table-cell>
          <table:table-cell/>
          <table:table-cell table:formula="of:=[.B3]/1000" office:value-type="float" office:value="1476.672">
            <text:p>1476.67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88041">
            <text:p>1488041</text:p>
          </table:table-cell>
          <table:table-cell/>
          <table:table-cell table:formula="of:=[.B4]/1000" office:value-type="float" office:value="1488.041">
            <text:p>1488.04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78819">
            <text:p>1578819</text:p>
          </table:table-cell>
          <table:table-cell/>
          <table:table-cell table:formula="of:=[.B5]/1000" office:value-type="float" office:value="1578.819">
            <text:p>1578.81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27788">
            <text:p>1627788</text:p>
          </table:table-cell>
          <table:table-cell/>
          <table:table-cell table:formula="of:=[.B6]/1000" office:value-type="float" office:value="1627.788">
            <text:p>1627.78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10596">
            <text:p>1710596</text:p>
          </table:table-cell>
          <table:table-cell/>
          <table:table-cell table:formula="of:=[.B7]/1000" office:value-type="float" office:value="1710.596">
            <text:p>1710.59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70505">
            <text:p>1670505</text:p>
          </table:table-cell>
          <table:table-cell/>
          <table:table-cell table:formula="of:=[.B8]/1000" office:value-type="float" office:value="1670.505">
            <text:p>1670.50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3705">
            <text:p>1683705</text:p>
          </table:table-cell>
          <table:table-cell/>
          <table:table-cell table:formula="of:=[.B9]/1000" office:value-type="float" office:value="1683.705">
            <text:p>1683.70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30258">
            <text:p>1630258</text:p>
          </table:table-cell>
          <table:table-cell/>
          <table:table-cell table:formula="of:=[.B10]/1000" office:value-type="float" office:value="1630.258">
            <text:p>1630.25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08991">
            <text:p>1308991</text:p>
          </table:table-cell>
          <table:table-cell/>
          <table:table-cell table:formula="of:=[.B11]/1000" office:value-type="float" office:value="1308.991">
            <text:p>1308.99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39316">
            <text:p>1339316</text:p>
          </table:table-cell>
          <table:table-cell/>
          <table:table-cell table:formula="of:=[.B12]/1000" office:value-type="float" office:value="1339.316">
            <text:p>1339.31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57674">
            <text:p>1057674</text:p>
          </table:table-cell>
          <table:table-cell/>
          <table:table-cell table:formula="of:=[.B13]/1000" office:value-type="float" office:value="1057.674">
            <text:p>1057.674</text:p>
          </table:table-cell>
        </table:table-row>
        <table:table-row table:style-name="ro2" table:number-rows-repeated="6">
          <table:table-cell table:number-columns-repeated="4"/>
        </table:table-row>
        <table:table-row table:style-name="ro1">
          <table:table-cell office:value-type="string">
            <text:p>Max</text:p>
          </table:table-cell>
          <table:table-cell table:formula="of:=MAX([.B2:.B13])" office:value-type="float" office:value="1710596">
            <text:p>1710596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svg:width="6.2988in" svg:height="3.5429in" svg:x="3.7256in" svg:y="0.7638in">
            <draw:object draw:notify-on-update-of-ranges="Sheet4.A1:Sheet4.A1 Sheet4.A2:Sheet4.A18 Sheet4.D1:Sheet4.D1 Sheet4.D2:Sheet4.D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Clients</text:p>
          </table:table-cell>
          <table:table-cell table:number-columns-repeated="2"/>
          <table:table-cell office:value-type="string">
            <text:p>Through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99839">
            <text:p>1299839</text:p>
          </table:table-cell>
          <table:table-cell/>
          <table:table-cell table:formula="of:=[.B2]/1000" office:value-type="float" office:value="1299.839">
            <text:p>1299.8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68547">
            <text:p>1468547</text:p>
          </table:table-cell>
          <table:table-cell/>
          <table:table-cell table:formula="of:=[.B3]/1000" office:value-type="float" office:value="1468.547">
            <text:p>1468.5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06155">
            <text:p>1506155</text:p>
          </table:table-cell>
          <table:table-cell/>
          <table:table-cell table:formula="of:=[.B4]/1000" office:value-type="float" office:value="1506.155">
            <text:p>1506.15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07185">
            <text:p>1607185</text:p>
          </table:table-cell>
          <table:table-cell/>
          <table:table-cell table:formula="of:=[.B5]/1000" office:value-type="float" office:value="1607.185">
            <text:p>1607.18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78047">
            <text:p>1678047</text:p>
          </table:table-cell>
          <table:table-cell/>
          <table:table-cell table:formula="of:=[.B6]/1000" office:value-type="float" office:value="1678.047">
            <text:p>1678.04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13269">
            <text:p>1713269</text:p>
          </table:table-cell>
          <table:table-cell/>
          <table:table-cell table:formula="of:=[.B7]/1000" office:value-type="float" office:value="1713.269">
            <text:p>1713.26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283">
            <text:p>1682283</text:p>
          </table:table-cell>
          <table:table-cell/>
          <table:table-cell table:formula="of:=[.B8]/1000" office:value-type="float" office:value="1682.283">
            <text:p>1682.28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65080">
            <text:p>1565080</text:p>
          </table:table-cell>
          <table:table-cell/>
          <table:table-cell table:formula="of:=[.B9]/1000" office:value-type="float" office:value="1565.08">
            <text:p>1565.0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05913">
            <text:p>1705913</text:p>
          </table:table-cell>
          <table:table-cell/>
          <table:table-cell table:formula="of:=[.B10]/1000" office:value-type="float" office:value="1705.913">
            <text:p>1705.9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28204">
            <text:p>1428204</text:p>
          </table:table-cell>
          <table:table-cell/>
          <table:table-cell table:formula="of:=[.B11]/1000" office:value-type="float" office:value="1428.204">
            <text:p>1428.20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41702">
            <text:p>1141702</text:p>
          </table:table-cell>
          <table:table-cell/>
          <table:table-cell table:formula="of:=[.B12]/1000" office:value-type="float" office:value="1141.702">
            <text:p>1141.70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21833">
            <text:p>921833</text:p>
          </table:table-cell>
          <table:table-cell/>
          <table:table-cell table:formula="of:=[.B13]/1000" office:value-type="float" office:value="921.833">
            <text:p>921.83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96190">
            <text:p>796190</text:p>
          </table:table-cell>
          <table:table-cell/>
          <table:table-cell table:formula="of:=[.B14]/1000" office:value-type="float" office:value="796.19">
            <text:p>796.1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71107">
            <text:p>771107</text:p>
          </table:table-cell>
          <table:table-cell/>
          <table:table-cell table:formula="of:=[.B15]/1000" office:value-type="float" office:value="771.107">
            <text:p>771.10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23813">
            <text:p>723813</text:p>
          </table:table-cell>
          <table:table-cell/>
          <table:table-cell table:formula="of:=[.B16]/1000" office:value-type="float" office:value="723.813">
            <text:p>723.81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23807">
            <text:p>723807</text:p>
          </table:table-cell>
          <table:table-cell/>
          <table:table-cell table:formula="of:=[.B17]/1000" office:value-type="float" office:value="723.807">
            <text:p>723.80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89802">
            <text:p>689802</text:p>
          </table:table-cell>
          <table:table-cell/>
          <table:table-cell table:formula="of:=[.B18]/1000" office:value-type="float" office:value="689.802">
            <text:p>689.802</text:p>
          </table:table-cell>
        </table:table-row>
        <table:table-row table:style-name="ro2" table:number-rows-repeated="5">
          <table:table-cell table:number-columns-repeated="4"/>
        </table:table-row>
        <table:table-row table:style-name="ro1">
          <table:table-cell office:value-type="string">
            <text:p>Max</text:p>
          </table:table-cell>
          <table:table-cell table:formula="of:=MAX([.B2:.B18])" office:value-type="float" office:value="1713269">
            <text:p>1713269</text:p>
          </table:table-cell>
          <table:table-cell table:number-columns-repeated="2"/>
        </table:table-row>
      </table:table>
      <table:table table:name="Sheet5" table:style-name="ta1">
        <table:shapes>
          <draw:frame draw:z-index="0" draw:style-name="gr1" svg:width="6.2988in" svg:height="3.5429in" svg:x="0in" svg:y="2.4055in">
            <draw:object draw:notify-on-update-of-ranges="Sheet5.A1:Sheet5.A1 Sheet5.A2:Sheet5.A6 Sheet5.D1:Sheet5.D1 Sheet5.D2:Sheet5.D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Partitions</text:p>
          </table:table-cell>
          <table:table-cell table:number-columns-repeated="2"/>
          <table:table-cell office:value-type="string">
            <text:p>Throughput</text:p>
          </table:table-cell>
          <table:table-cell office:value-type="string">
            <text:p>Speedup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formula="of:=[.B2]/100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15043">
            <text:p>1115043</text:p>
          </table:table-cell>
          <table:table-cell/>
          <table:table-cell table:formula="of:=[.B3]/1000" office:value-type="float" office:value="1115.043">
            <text:p>1115.043</text:p>
          </table:table-cell>
          <table:table-cell table:formula="of:=[.D3]/[.D3]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7416">
            <text:p>1637416</text:p>
          </table:table-cell>
          <table:table-cell/>
          <table:table-cell table:formula="of:=[.B4]/1000" office:value-type="float" office:value="1637.416">
            <text:p>1637.416</text:p>
          </table:table-cell>
          <table:table-cell table:formula="of:=[.D4]/[.D3]" office:value-type="float" office:value="1.46847789726495">
            <text:p>1.46847789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10596">
            <text:p>1710596</text:p>
          </table:table-cell>
          <table:table-cell/>
          <table:table-cell table:formula="of:=[.B5]/1000" office:value-type="float" office:value="1710.596">
            <text:p>1710.596</text:p>
          </table:table-cell>
          <table:table-cell table:formula="of:=[.D5]/[.D3]" office:value-type="float" office:value="1.53410765324745">
            <text:p>1.53410765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13269">
            <text:p>1713269</text:p>
          </table:table-cell>
          <table:table-cell/>
          <table:table-cell table:formula="of:=[.B6]/1000" office:value-type="float" office:value="1713.269">
            <text:p>1713.269</text:p>
          </table:table-cell>
          <table:table-cell table:formula="of:=[.D6]/[.D3]" office:value-type="float" office:value="1.53650487021577">
            <text:p>1.53650487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1T14:34:29</meta:creation-date>
    <dc:date>2013-01-21T16:33:20</dc:date>
    <meta:editing-duration>PT1H43M40S</meta:editing-duration>
    <meta:editing-cycles>12</meta:editing-cycles>
    <meta:generator>LibreOffice/3.5$Linux_X86_64 LibreOffice_project/350m1$Build-2</meta:generator>
    <meta:document-statistic meta:table-count="5" meta:cell-count="25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78cm" svg:y="0.316cm" chart:style-name="ch2">
          <text:p>Throughput with 4 partitions</text:p>
        </chart:title>
        <chart:legend chart:legend-position="end" svg:x="12.936cm" svg:y="4.201cm" style:legend-expansion="high" chart:style-name="ch3"/>
        <chart:plot-area chart:style-name="ch4" table:cell-range-address="Sheet4.A1:Sheet4.A18 Sheet4.D1:Sheet4.D18" chart:data-source-has-labels="both" svg:x="1.331cm" svg:y="1.635cm" svg:width="10.965cm" svg:height="6.204cm">
          <chartooo:coordinate-region svg:x="2.323cm" svg:y="1.834cm" svg:width="9.786cm" svg:height="5.358cm"/>
          <chart:axis chart:dimension="x" chart:name="primary-x" chart:style-name="ch5" chartooo:axis-type="auto">
            <chartooo:date-scale/>
            <chart:title svg:x="6.253cm" svg:y="8.019cm" chart:style-name="ch6">
              <text:p>Clients</text:p>
            </chart:title>
            <chart:categories table:cell-range-address="Sheet4.A2:Sheet4.A18"/>
          </chart:axis>
          <chart:axis chart:dimension="y" chart:name="primary-y" chart:style-name="ch5">
            <chart:title svg:x="0.451cm" svg:y="6.435cm" chart:style-name="ch7">
              <text:p>Operations per second</text:p>
            </chart:title>
            <chart:grid chart:style-name="ch8" chart:class="major"/>
          </chart:axis>
          <chart:series chart:style-name="ch9" chart:values-cell-range-address="Sheet4.D2:Sheet4.D18" chart:label-cell-address="Sheet4.D1:Sheet4.D1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4.A2:Sheet4.A18</svg:desc>
                </draw:g>
              </table:table-cell>
              <table:table-cell office:value-type="float" office:value="1299.839">
                <text:p>1299.839</text:p>
                <draw:g>
                  <svg:desc>Sheet4.D2:Sheet4.D1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68.547">
                <text:p>1468.54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506.155">
                <text:p>1506.15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607.185">
                <text:p>1607.1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78.047">
                <text:p>1678.04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13.269">
                <text:p>1713.2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82.283">
                <text:p>1682.28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65.08">
                <text:p>1565.0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705.913">
                <text:p>1705.91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428.204">
                <text:p>1428.20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141.702">
                <text:p>1141.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21.833">
                <text:p>921.8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96.19">
                <text:p>796.1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771.107">
                <text:p>771.10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23.813">
                <text:p>723.81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723.807">
                <text:p>723.80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89.802">
                <text:p>689.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6cm" svg:y="0.316cm" chart:style-name="ch2">
          <text:p>Total throughput</text:p>
        </chart:title>
        <chart:subtitle svg:x="5.601cm" svg:y="1.275cm" chart:style-name="ch3">
          <text:p>for different no. of partitions</text:p>
        </chart:subtitle>
        <chart:legend chart:legend-position="end" svg:x="12.936cm" svg:y="4.201cm" style:legend-expansion="high" chart:style-name="ch4"/>
        <chart:plot-area chart:style-name="ch5" table:cell-range-address="Sheet5.A1:Sheet5.A6 Sheet5.D1:Sheet5.D6" chart:data-source-has-labels="both" svg:x="1.331cm" svg:y="2.318cm" svg:width="10.965cm" svg:height="5.521cm">
          <chartooo:coordinate-region svg:x="2.323cm" svg:y="2.517cm" svg:width="9.879cm" svg:height="4.675cm"/>
          <chart:axis chart:dimension="x" chart:name="primary-x" chart:style-name="ch6" chartooo:axis-type="auto">
            <chartooo:date-scale/>
            <chart:title svg:x="6.081cm" svg:y="8.019cm" chart:style-name="ch7">
              <text:p>Partitions</text:p>
            </chart:title>
            <chart:categories table:cell-range-address="Sheet5.A2:Sheet5.A6"/>
          </chart:axis>
          <chart:axis chart:dimension="y" chart:name="primary-y" chart:style-name="ch6">
            <chart:title svg:x="0.451cm" svg:y="6.776cm" chart:style-name="ch8">
              <text:p>Operations per second</text:p>
            </chart:title>
            <chart:grid chart:style-name="ch9" chart:class="major"/>
          </chart:axis>
          <chart:series chart:style-name="ch10" chart:values-cell-range-address="Sheet5.D2:Sheet5.D6" chart:label-cell-address="Sheet5.D1:Sheet5.D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Sheet5.D1:Sheet5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5.A2:Sheet5.A6</svg:desc>
                </draw:g>
              </table:table-cell>
              <table:table-cell office:value-type="float" office:value="0">
                <text:p>0</text:p>
                <draw:g>
                  <svg:desc>Sheet5.D2:Sheet5.D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115.043">
                <text:p>1115.04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37.416">
                <text:p>1637.4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10.596">
                <text:p>1710.59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13.269">
                <text:p>1713.2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59cm" svg:y="0.316cm" chart:style-name="ch2">
          <text:p>Throughput with one partition</text:p>
        </chart:title>
        <chart:legend chart:legend-position="end" svg:x="12.857cm" svg:y="3.952cm" style:legend-expansion="high" chart:style-name="ch3"/>
        <chart:plot-area chart:style-name="ch4" table:cell-range-address="Sheet1.A1:Sheet1.A17 Sheet1.C1:Sheet1.C17 Sheet1.E1:Sheet1.E17" chart:data-source-has-labels="both" svg:x="1.331cm" svg:y="1.635cm" svg:width="10.886cm" svg:height="6.204cm">
          <chartooo:coordinate-region svg:x="2.323cm" svg:y="1.834cm" svg:width="9.707cm" svg:height="5.358cm"/>
          <chart:axis chart:dimension="x" chart:name="primary-x" chart:style-name="ch5" chartooo:axis-type="auto">
            <chartooo:date-scale/>
            <chart:title svg:x="6.214cm" svg:y="8.019cm" chart:style-name="ch6">
              <text:p>Clients</text:p>
            </chart:title>
            <chart:categories table:cell-range-address="Sheet1.A2:Sheet1.A17"/>
          </chart:axis>
          <chart:axis chart:dimension="y" chart:name="primary-y" chart:style-name="ch5">
            <chart:title svg:x="0.451cm" svg:y="6.435cm" chart:style-name="ch7">
              <text:p>Operations per second</text:p>
            </chart:title>
            <chart:grid chart:style-name="ch8" chart:class="major"/>
          </chart:axis>
          <chart:series chart:style-name="ch9" chart:values-cell-range-address="Sheet1.C2:Sheet1.C17" chart:label-cell-address="Sheet1.C1:Sheet1.C1" chart:class="chart:line">
            <chart:data-point chart:repeated="16"/>
          </chart:series>
          <chart:series chart:style-name="ch10" chart:values-cell-range-address="Sheet1.E2:Sheet1.E17" chart:label-cell-address="Sheet1.E1:Sheet1.E1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ssimistic</text:p>
                <draw:g>
                  <svg:desc>Sheet1.C1:Sheet1.C1</svg:desc>
                </draw:g>
              </table:table-cell>
              <table:table-cell office:value-type="string">
                <text:p>Optimisti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7</svg:desc>
                </draw:g>
              </table:table-cell>
              <table:table-cell office:value-type="float" office:value="192.976">
                <text:p>192.976</text:p>
                <draw:g>
                  <svg:desc>Sheet1.C2:Sheet1.C17</svg:desc>
                </draw:g>
              </table:table-cell>
              <table:table-cell office:value-type="float" office:value="173.259">
                <text:p>173.259</text:p>
                <draw:g>
                  <svg:desc>Sheet1.E2:Sheet1.E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64.453">
                <text:p>364.453</text:p>
              </table:table-cell>
              <table:table-cell office:value-type="float" office:value="385.686">
                <text:p>385.6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13.683">
                <text:p>613.683</text:p>
              </table:table-cell>
              <table:table-cell office:value-type="float" office:value="581.233">
                <text:p>581.2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95.021">
                <text:p>795.021</text:p>
              </table:table-cell>
              <table:table-cell office:value-type="float" office:value="726.183">
                <text:p>726.18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08.495">
                <text:p>908.495</text:p>
              </table:table-cell>
              <table:table-cell office:value-type="float" office:value="795.973">
                <text:p>795.97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58.294">
                <text:p>958.294</text:p>
              </table:table-cell>
              <table:table-cell office:value-type="float" office:value="800.91">
                <text:p>800.9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05.667">
                <text:p>1005.667</text:p>
              </table:table-cell>
              <table:table-cell office:value-type="float" office:value="967.303">
                <text:p>967.3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40.448">
                <text:p>1040.448</text:p>
              </table:table-cell>
              <table:table-cell office:value-type="float" office:value="964.317">
                <text:p>964.31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035.922">
                <text:p>1035.922</text:p>
              </table:table-cell>
              <table:table-cell office:value-type="float" office:value="988.156">
                <text:p>988.1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61.86">
                <text:p>1061.86</text:p>
              </table:table-cell>
              <table:table-cell office:value-type="float" office:value="1030.186">
                <text:p>1030.18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67.874">
                <text:p>1067.874</text:p>
              </table:table-cell>
              <table:table-cell office:value-type="float" office:value="1022.543">
                <text:p>1022.5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84.449">
                <text:p>1084.449</text:p>
              </table:table-cell>
              <table:table-cell office:value-type="float" office:value="1034.065">
                <text:p>1034.0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15.043">
                <text:p>1115.043</text:p>
              </table:table-cell>
              <table:table-cell office:value-type="float" office:value="1053.493">
                <text:p>1053.49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098.166">
                <text:p>1098.166</text:p>
              </table:table-cell>
              <table:table-cell office:value-type="float" office:value="1069.208">
                <text:p>1069.20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78.84">
                <text:p>1078.84</text:p>
              </table:table-cell>
              <table:table-cell office:value-type="float" office:value="1058.228">
                <text:p>1058.22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78.723">
                <text:p>1078.723</text:p>
              </table:table-cell>
              <table:table-cell office:value-type="float" office:value="1040.416">
                <text:p>1040.4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